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_20_indent">
      <style:paragraph-properties fo:margin-left="0in" fo:margin-right="0in" fo:margin-top="0.0201in" fo:margin-bottom="0.0799in" loext:contextual-spacing="false" fo:line-height="115%" fo:text-indent="0in" style:auto-text-indent="false"/>
      <style:text-properties style:font-name="Arial1" fo:font-size="12pt" officeooo:paragraph-rsid="00031251" style:font-size-asian="12pt" style:font-size-complex="12pt"/>
    </style:style>
    <style:style style:name="P2" style:family="paragraph" style:parent-style-name="Text_20_body_20_indent">
      <style:paragraph-properties fo:margin-left="0in" fo:margin-right="0in" fo:margin-top="0.0201in" fo:margin-bottom="0.0799in" loext:contextual-spacing="false" fo:line-height="115%" fo:text-indent="0in" style:auto-text-indent="false"/>
      <style:text-properties style:font-name="Arial1" fo:font-size="12pt" style:text-underline-style="solid" style:text-underline-width="auto" style:text-underline-color="font-color" fo:font-weight="bold" officeooo:paragraph-rsid="00031251" style:font-size-asian="12pt" style:font-weight-asian="bold" style:font-size-complex="12pt" style:font-weight-complex="bold"/>
    </style:style>
    <style:style style:name="P3" style:family="paragraph" style:parent-style-name="Text_20_body_20_indent">
      <style:paragraph-properties fo:margin-left="0in" fo:margin-right="0in" fo:margin-top="0.0201in" fo:margin-bottom="0.0799in" loext:contextual-spacing="false" fo:line-height="115%" fo:text-indent="0in" style:auto-text-indent="false"/>
      <style:text-properties style:font-name="Arial1" fo:font-size="12pt" style:text-underline-style="solid" style:text-underline-width="auto" style:text-underline-color="font-color" fo:font-weight="bold" officeooo:paragraph-rsid="00031251" style:font-size-asian="12pt" style:font-weight-asian="bold" style:font-size-complex="12pt"/>
    </style:style>
    <style:style style:name="P4" style:family="paragraph" style:parent-style-name="Text_20_body_20_indent">
      <style:paragraph-properties fo:margin-left="0in" fo:margin-right="0in" fo:margin-top="0.0201in" fo:margin-bottom="0.0799in" loext:contextual-spacing="false" fo:line-height="115%" fo:text-indent="0in" style:auto-text-indent="false"/>
      <style:text-properties style:font-name="Arial1" fo:font-size="12pt" fo:font-weight="bold" officeooo:rsid="00090ce5" officeooo:paragraph-rsid="00090ce5" style:font-size-asian="12pt" style:font-weight-asian="bold" style:font-size-complex="12pt" style:font-weight-complex="bold"/>
    </style:style>
    <style:style style:name="P5" style:family="paragraph" style:parent-style-name="Text_20_body_20_indent">
      <style:paragraph-properties fo:margin-left="0in" fo:margin-right="0in" fo:margin-top="0.0201in" fo:margin-bottom="0.0799in" loext:contextual-spacing="false" fo:line-height="115%" fo:text-indent="0in" style:auto-text-indent="false" fo:break-before="page"/>
      <style:text-properties style:font-name="Arial1" fo:font-size="12pt" style:text-underline-style="solid" style:text-underline-width="auto" style:text-underline-color="font-color" fo:font-weight="bold" officeooo:paragraph-rsid="00031251" style:font-size-asian="12pt" style:font-weight-asian="bold" style:font-size-complex="12pt"/>
    </style:style>
    <style:style style:name="P6" style:family="paragraph" style:parent-style-name="Text_20_body_20_indent" style:list-style-name="L1">
      <style:paragraph-properties fo:margin-top="0.0201in" fo:margin-bottom="0.0799in" loext:contextual-spacing="false" fo:line-height="115%">
        <style:tab-stops>
          <style:tab-stop style:position="0.25in"/>
        </style:tab-stops>
      </style:paragraph-properties>
      <style:text-properties style:font-name="Arial1" fo:font-size="12pt" officeooo:paragraph-rsid="00031251" style:font-size-asian="12pt" style:font-size-complex="12pt"/>
    </style:style>
    <style:style style:name="P7" style:family="paragraph" style:parent-style-name="Title">
      <style:paragraph-properties fo:margin-top="0.0201in" fo:margin-bottom="0.0799in" loext:contextual-spacing="false" fo:line-height="115%" fo:break-before="page"/>
      <style:text-properties style:font-name="Arial1" officeooo:paragraph-rsid="00031251"/>
    </style:style>
    <style:style style:name="P8" style:family="paragraph" style:parent-style-name="Title">
      <style:paragraph-properties fo:margin-top="0.0201in" fo:margin-bottom="0.0799in" loext:contextual-spacing="false" fo:line-height="115%" fo:break-before="page"/>
      <style:text-properties style:font-name="Cambria" fo:font-size="26pt" officeooo:paragraph-rsid="00031251" style:font-size-asian="26pt" style:font-size-complex="26pt"/>
    </style:style>
    <style:style style:name="P9" style:family="paragraph" style:parent-style-name="Footer">
      <style:paragraph-properties fo:text-align="center" style:justify-single-word="false"/>
    </style:style>
    <style:style style:name="P10" style:family="paragraph" style:parent-style-name="Standard">
      <style:paragraph-properties fo:margin-left="0.4925in" fo:margin-right="0in" fo:margin-top="0.0201in" fo:margin-bottom="0.0799in" loext:contextual-spacing="false" fo:line-height="115%" fo:text-indent="0in" style:auto-text-indent="false" style:punctuation-wrap="simple" style:vertical-align="auto"/>
      <style:text-properties style:font-name="Arial1" fo:font-size="12pt" fo:font-weight="normal" officeooo:paragraph-rsid="00031251" style:font-size-asian="12pt" style:font-weight-asian="normal" style:font-size-complex="12pt" style:font-weight-complex="normal"/>
    </style:style>
    <style:style style:name="P11" style:family="paragraph" style:parent-style-name="Standard">
      <style:paragraph-properties fo:margin-top="0.0201in" fo:margin-bottom="0.0799in" loext:contextual-spacing="false" fo:line-height="115%"/>
      <style:text-properties style:font-name="Arial1" fo:font-size="12pt" officeooo:paragraph-rsid="00031251" style:font-size-asian="12pt" style:font-size-complex="12pt"/>
    </style:style>
    <style:style style:name="P12" style:family="paragraph" style:parent-style-name="Standard">
      <style:paragraph-properties fo:margin-top="0.0201in" fo:margin-bottom="0.0799in" loext:contextual-spacing="false" fo:line-height="115%" style:punctuation-wrap="simple" style:vertical-align="auto"/>
      <style:text-properties style:font-name="Arial1" fo:font-size="12pt" fo:font-weight="bold" officeooo:paragraph-rsid="00031251" style:font-size-asian="12pt" style:font-weight-asian="bold" style:font-size-complex="12pt" style:font-weight-complex="bold"/>
    </style:style>
    <style:style style:name="P13" style:family="paragraph" style:parent-style-name="Standard">
      <style:paragraph-properties fo:margin-top="0.0201in" fo:margin-bottom="0.0799in" loext:contextual-spacing="false" fo:line-height="115%" style:punctuation-wrap="simple" style:vertical-align="auto"/>
      <style:text-properties style:font-name="Arial1" fo:font-size="12pt" fo:font-weight="normal" officeooo:paragraph-rsid="00031251" style:font-size-asian="12pt" style:font-weight-asian="normal" style:font-size-complex="12pt" style:font-weight-complex="normal"/>
    </style:style>
    <style:style style:name="P14" style:family="paragraph" style:parent-style-name="Standard">
      <style:paragraph-properties fo:margin-top="0.0201in" fo:margin-bottom="0.0799in" loext:contextual-spacing="false" fo:line-height="115%" style:punctuation-wrap="simple" style:vertical-align="auto"/>
      <style:text-properties style:font-name="Arial1" fo:font-size="12pt" fo:font-weight="normal" officeooo:paragraph-rsid="0004f5e5" style:font-size-asian="12pt" style:font-weight-asian="normal" style:font-size-complex="12pt" style:font-weight-complex="normal"/>
    </style:style>
    <style:style style:name="P15" style:family="paragraph" style:parent-style-name="Standard">
      <style:paragraph-properties fo:margin-top="0.0201in" fo:margin-bottom="0.0799in" loext:contextual-spacing="false" fo:line-height="115%" fo:text-align="center" style:justify-single-word="false" fo:break-before="page" style:punctuation-wrap="simple" style:vertical-align="auto"/>
      <style:text-properties style:font-name="Arial1" fo:font-size="18pt" fo:font-weight="bold" officeooo:rsid="00052ba9" officeooo:paragraph-rsid="00052ba9" style:font-size-asian="18pt" style:font-weight-asian="bold" style:font-size-complex="18pt" style:font-weight-complex="bold"/>
    </style:style>
    <style:style style:name="T1" style:family="text">
      <style:text-properties officeooo:rsid="0003125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officeooo:rsid="0004f5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ession 8 - </text:span>The Presence of God</text:p>
      <text:p text:style-name="P11"><text:span text:style-name="T5">The presence of God is the concentration</text:span> of the soul’s attention on God, remembering that He is always present (omnipresent). When we Encounter God through His presence, we are intimately acquainted with God. The manifest presence of God means obvious, apparent. <text:s/>You are not just aware of His presence – you experience His presence. <text:s/>Our worship makes a place for us to encounter God’s manifest presence. </text:p>
      <text:p text:style-name="P11"><text:span text:style-name="T5">Our presence</text:span> brings pleasure to the Lord. We are a treasure to God when we love, respect and honor Him. We respond to His great love and surrender our lives to Him. He wants to hear our voice of praise and adoration more than we could ever imagine. Our adoration of God should be done in faith and truth, believing that He really lives in our hearts. That same faith fills us with expectation. We need to realize that He is the Independent One, upon whom all of us depend, and that He is aware of everything that happens to us. (Omniscient)</text:p>
      <text:p text:style-name="P11">The most holy and necessary practice in our spiritual life is the presence of God. That means finding constant pleasure in His divine company, speaking humbly and lovingly with Him in all seasons, (whatever is going on in our lives, even under the weight of circumstances) at every moment, without limiting the conversation in any way. We need to pursue God’s heart passionately. <text:s/><text:span text:style-name="T2">We need to fight tenaciously for quality time at His feet and never lose our hunger for the pleasure of His company.</text:span> We need to court God. </text:p>
      <text:p text:style-name="P11">The most intimate union with God is the actual presence of God. When we discover God, we find not only the pleasure of His company; we find our purpose in life. <text:s/>As we spend time with the Lord a joining of hearts occurs, creating oneness of desires, thinking, and actions. When we wait on God, His strength is transferred to us. The primary place to receive revelation is the Lord’s presence. <text:s/>Spending time with God and His Word allows Him access to our minds. He reveals spiritual insights and His wisdom for our lives. <text:span text:style-name="T2">God gives revelation to, strengthens, comforts, guides, and blesses those who wait on Him.</text:span> <text:s/>Every need found in our humanness can be met by connecting to His divineness.</text:p>
      <text:p text:style-name="P11">Finding Him is finding the source of everything that is good. <text:s/><text:span text:style-name="T2">We need to let our Heavenly Father be real, relevant and relational.</text:span> <text:s/>Then we can experience His presence. <text:s/>Our connection with Him affects everything in our lives, including other relationships. </text:p>
      <text:p text:style-name="P11">This union is not a simple expression of the heart, like saying, “Lord, I love You with all my heart,” or other similar words. Rather, it is an inexpressible state of the soul - gentle, peaceful, respectful, humble, loving, and very simple - that urges the person to love God, to adore Him, and to embrace Him with both tenderness and joy. <text:span text:style-name="T2">We need to communicate with the Lord as a real person on a personal level.</text:span> <text:s/>He loves being with us. </text:p>
      <text:p text:style-name="P11"><text:soft-page-break/></text:p>
      <text:p text:style-name="P11">When we begin our journey with God, it takes a while to overcome the restlessness of our flesh and emotions as we wait on Him. It is as though our hearts have to learn to connect with His untouchable presence and our minds have to be quiet enough to hear. We have to listen diligently for His voice, as though our life depends on it. It isn’t God’s refusal to speak but our refusal or inability to get quiet enough to hear. <text:s/>Silencing the soul takes practice. <text:span text:style-name="T2">When we quiet the soul, we can hear His voice in our hearts. </text:span></text:p>
      <text:p text:style-name="P11"><text:span text:style-name="T2">God’s presence and glory</text:span> aren’t stumbled onto by happenstance, nor are they found by the casual seeker. <text:s/>They <text:span text:style-name="T2">are discovered when sought after, with passion and intentionality.</text:span></text:p>
      <text:p text:style-name="P11"><text:span text:style-name="T5">Benefits: </text:span><text:span text:style-name="T6">When we practice the presence of God, o</text:span>ur faith is more active and our hope is strengthened. We walk in continual love, praise, confidence and thanksgiving. We have hearing ears and seeing eyes and deeply experience God on a personal level. We can communicate with Him whenever we desire and know, without a doubt, that we have His ear and attention.</text:p>
      <text:p text:style-name="P11"><text:span text:style-name="T5">Consequences</text:span> We feel empty and separated from God when we are not in church, experiencing His presence with other believers. We miss out on His peace when we don’t spend time in His presence. <text:s/></text:p>
      <text:p text:style-name="P4">How I practice the presence of God</text:p>
      <text:p text:style-name="P1">I am going to share some of the ways I experience the manifest presence of God. </text:p>
      <text:p text:style-name="P1">Let’s start at the beach. <text:s/>I love going to the beach. <text:s/>Even before inviting Jesus into my heart and life, the beach was my peace place. I would go to the beach as an escape to find solace from the craziness in my life. <text:s/>I went there to run away from pain and sadness. <text:s/>It was a place where I could forget the ugly circumstances in my life and see the beauty of the coastline. <text:s/>The smell of salt in the air. <text:s/>The warm sand between my toes. <text:s/>The cold water splashing on my legs. <text:s/>Sometimes there would be laughter from other visitors. <text:s/></text:p>
      <text:p text:style-name="P1">It would replace the harsh hurting words spoken into my life and bring a calmness to my emotions. <text:s/>My heart would be settled and I was ready to get in the car, head for home and face life with a renewed outlook but it was temporary. </text:p>
      <text:p text:style-name="P1">Now the beach is my God place. <text:s/>I experience God there. I don’t go there to run away and escape life, I go there to experience my heavenly Father. I visit with Him. I pray. I listen. We chat. <text:s/>I can feel Him embracing me there. <text:s/>Sometimes I fell like He is showing off just for me. <text:s/>I hear the ocean roar and then the waves come rushing in. <text:s/>The water hits the rocks hard and splashes upward. <text:s/>When I am there, I am very aware of His Presence. </text:p>
      <text:p text:style-name="P1">The sights, sounds and smells that once settle me are still there but I experience them differently. <text:s/>I receive a peace but it is God’s peace that passes all understanding. <text:s/>When I leave I know I had an Encounter with my God. <text:s/>The God above all God’s. The one true <text:soft-page-break/>living God. My life is changed. I always say I could never get tired of the experience. <text:s/>I never want it to become so familiar to me that I don’t see God in it. </text:p>
      <text:p text:style-name="P2"/>
      <text:p text:style-name="P2">At Home: </text:p>
      <text:p text:style-name="P1">Sometimes, like at the beach, I go to God because I need help – something is wrong in my life and I need God’s help. <text:s/></text:p>
      <text:p text:style-name="P1">But most days I shout praise and sing songs of worship. <text:s/>I express my gratitude for Who He is, what He has done, what He is doing and who I am in Christ. <text:s/>I love His Word. <text:s/>I experience His hand on me as I read, study and meditate on His Word. <text:s/>I hold it close to my heart. <text:s/>The experience is a oneness with Him. <text:s/>A closeness, and intimacy like none other. <text:s/>He knows me like no one else does, even me. <text:s/>No one can love me like God does. <text:s/>That unconditional love. <text:s/>No matter what I do or say or think or feel, He still loves me. <text:s/>He will always love me. <text:s/>He will never love me more and He will never love me less. <text:s/>His love for me makes it possible for me to love Him, love myself and lover others. <text:s/>It is pretty amazing and powerful. <text:s/>When I leave His manifest presence, I know I have encountered my God. <text:s/>I am strengthened mentally, physically, emotionally and spiritually. <text:s/>I have confidence and trust in Him to perform His Word. <text:s/>I am aligned with Him. <text:s/>My security is in Him. <text:s/>I am changed. His presence is so precious to me. I never want to become so familiar with Him and His Presence that I can take it or leave it. </text:p>
      <text:p text:style-name="P3">At Church: </text:p>
      <text:p text:style-name="P3"/>
      <text:p text:style-name="P1"><text:span text:style-name="T3">During Worship</text:span>: Corporate time of worship. <text:s/>It is a time to Be with God, enjoy God and let God enjoy us and let Him accomplish what He wants with all of us. It is inviting Him to reveal Himself to all of us. <text:s/>When He reveals Himself miracles happen. <text:s/>He reveals Himself as Jehovah Rapha and Healing takes place. <text:s/>He reveals Himself as Jehovah Jireh and Provision begins. <text:s/>Just imagine what it would be like if everyone came expecting to encounter God during Praise and worship.</text:p>
      <text:p text:style-name="P1">(on time, no conversation, not a distraction to others (exceptions – late due to a train, ministering to someone in the foyer, a visit to the restrooms, etc but try to be on time so others are not distracted by your entrance) </text:p>
      <text:p text:style-name="P1">I shout, sing, praise, pray and occasionally dance before God. I experience His joy and celebrate with the Body of Christ. <text:s/>Sometimes we are singing about God but most of the time we are singing to God – we aren’t just singing songs. <text:s/>We are worshipping Him for Who He is. <text:s/>In those moments of unity He is blessed and glorified. <text:s/>That unity opens the door for Him to touch so many people in so many different ways. <text:s/>Salvation, healing, deliverance…</text:p>
      <text:p text:style-name="P3"/>
      <text:p text:style-name="P3"/>
      <text:p text:style-name="P5">During the sermon: </text:p>
      <text:p text:style-name="P1"><text:span text:style-name="T2">We are aligned with God</text:span>. We hear His Word. <text:s/>We hear His voice. <text:s/>Some of us begin to let go of our unbelief and our faith is built up. <text:s/>Some of us are then in a position to receive His blessings. <text:s/>Some of us receive revelation of the blessings that are already ours – Blessings He has already given us. <text:s/>The lies of the enemy are exposed and we come out of agreement with the lie and into agreement with God’s Word. <text:s/>We leave His manifest presence refreshed, strengthened, changed. <text:s/>Ready to share Him and His love. <text:s/>He is awesome and worthy of all glory honor and praise. </text:p>
      <text:p text:style-name="P1"/>
      <text:p text:style-name="P8">How to Experience God’s Presence</text:p>
      <text:p text:style-name="P1">We can continually experience God’s presence anywhere and anytime. The guide below helps us learn how to experience God’s manifest glory in our quiet time so we can practice His presence and encounter Him on an ongoing basis. </text:p>
      <text:list xml:id="list2280356452" text:style-name="L1">
        <text:list-item>
          <text:p text:style-name="P6">Find a <text:span text:style-name="T5">quiet place</text:span> free from distractions.</text:p>
        </text:list-item>
        <text:list-item>
          <text:p text:style-name="P6"><text:span text:style-name="T5">Humble yourself</text:span> before God. (John 15:5, Matthew 19:26)</text:p>
        </text:list-item>
        <text:list-item>
          <text:p text:style-name="P6"><text:span text:style-name="T5">Cleanse yourself</text:span> repenting of known, hidden and secret sin(s).</text:p>
        </text:list-item>
        <text:list-item>
          <text:p text:style-name="P6"><text:span text:style-name="T5">Renounce all lies </text:span><text:span text:style-name="T6">that would keep you from entering into God’s presence (</text:span>come out of agreement with the lies you believed).</text:p>
        </text:list-item>
        <text:list-item>
          <text:p text:style-name="P6"><text:span text:style-name="T4">Search God’s word</text:span> for His truth about any lies you believed.</text:p>
        </text:list-item>
        <text:list-item>
          <text:p text:style-name="P6"><text:span text:style-name="T5">Ask the Holy Spirit</text:span> for revelation of God’s truth. </text:p>
        </text:list-item>
        <text:list-item>
          <text:p text:style-name="P6"><text:span text:style-name="T5">Acknowledge His truth</text:span> (come into agreement with God’s Word).</text:p>
        </text:list-item>
        <text:list-item>
          <text:p text:style-name="P6"><text:span text:style-name="T5">Acknowledge God’s holiness</text:span>.</text:p>
        </text:list-item>
        <text:list-item>
          <text:p text:style-name="P6"><text:span text:style-name="T5">Adore Him</text:span> in praise, worship and thanksgiving for Who He is, what He has done and who you are <text:span text:style-name="T2">In Christ.</text:span> (Use scripture, words of love, songs of adoration – your own song, CD or DVD, utube is free).</text:p>
        </text:list-item>
        <text:list-item>
          <text:p text:style-name="P6"><text:span text:style-name="T5">Allow His Spirit</text:span> to draw you near – wait patiently to sense His presence.</text:p>
        </text:list-item>
        <text:list-item>
          <text:p text:style-name="P6"><text:span text:style-name="T5">“Soak” </text:span><text:span text:style-name="T6">(be still)</text:span> in His presence. Remain quiet, preparing to hear Him.</text:p>
        </text:list-item>
        <text:list-item>
          <text:p text:style-name="P6"><text:span text:style-name="T5">Listen</text:span> as He speaks to you. God speaks to each of us in different ways at different times, i.e., still, small voice; scripture verse; picture in your mind; impression; dream. <text:span text:style-name="T3">(always must line up with His Word) </text:span>brings peace and calm.</text:p>
        </text:list-item>
        <text:list-item>
          <text:p text:style-name="P6"><text:span text:style-name="T5">Respond in obedience,</text:span> depending on Him.</text:p>
        </text:list-item>
        <text:list-item>
          <text:p text:style-name="P6"><text:span text:style-name="T5">Pray</text:span> for your concerns for yourself and others. (your most powerful prayer will be while in His presence)</text:p>
        </text:list-item>
        <text:list-item>
          <text:p text:style-name="P6">At the close of your time of communing with Him, <text:span text:style-name="T5">offer thanksgiving and praise.</text:span></text:p>
        </text:list-item>
        <text:list-item>
          <text:p text:style-name="P6"><text:span text:style-name="T5">Confirm</text:span> what you heard from the Lord with scripture and log your entry into your journal.</text:p>
        </text:list-item>
        <text:list-item>
          <text:p text:style-name="P6"><text:span text:style-name="T5">Practice the presence of God throughout your day, enjoying Him</text:span>. <text:span text:style-name="T5">Come back to the quiet place often</text:span>.</text:p>
        </text:list-item>
      </text:list>
      <text:p text:style-name="P12"/>
      <text:p text:style-name="P15">Praying for Presence</text:p>
      <text:p text:style-name="P13">Heavenly Father, we have gathered here tonight to learn Who You are, to know Your heart and experience Your Presence like never before. <text:s/>We are expectant. <text:s/>Guide us on this precious journey You have prepared for us tonight. In Jesus’ Name. Amen.</text:p>
      <text:p text:style-name="P13"><text:span text:style-name="T7">Instruction:</text:span></text:p>
      <text:p text:style-name="P10">Take a moment to think about what you are thinking. <text:s/>Come out of agreement with all lies and confess and repent of all that comes to mind that is not of God. <text:s/></text:p>
      <text:p text:style-name="P14">Prayer before Presence:</text:p>
      <text:p text:style-name="P10">Father, apart from You we can do nothing. <text:s/>With You all things are possible. Jehovah Shammah, give us the grace we need to surrender all to You. <text:s/>Holy Spirit help us to enter into the Presence of God tonight. Help us to take our eyes off of ourselves and focus on You God. As we draw close to You, You draw close to us. <text:s/>We want to love You and adore You with our hearts – with all that we are worshipping all that You are. <text:s/>Reveal Yourself to us, Lord. <text:s/>In Jesus – holy precious Name. <text:s/>Jehovah – Yahweh. <text:s/>We enter into Your presence to meet with You. </text:p>
      <text:p text:style-name="P13">Prayer after: </text:p>
      <text:p text:style-name="P10">Oh Holy God. <text:s/>We praise You as Immanual, God with us. <text:s/>The words ‘Thank You’ seem so small and lacking when expressing our appreciation of your visiting us here tonight. <text:s/>In Your Presence we loved on You Lord and You loved on us. <text:s/>We leave here changed, excited for our next time together with You, Yahwe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Noto Sans CJK SC Regular" style:font-family-asian="'Noto Sans CJK SC Regular'" style:font-family-generic-asian="system" style:font-pitch-asian="variable" style:font-size-asian="26pt" style:font-name-complex="FreeSans" style:font-family-complex="FreeSans" style:font-family-generic-complex="system" style:font-pitch-complex="variable" style:font-size-complex="26pt"/>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2" style:font-family-complex="Arial" style:font-family-generic-complex="system" style:font-pitch-complex="variabl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Label_20_6" style:display-name="ListLabel 6" style:family="text">
      <style:text-properties fo:font-size="16pt" fo:font-weight="bold" style:font-weight-asian="normal"/>
    </style:style>
    <style:style style:name="Numbering_20_Symbols" style:display-name="Numbering Symbols" style:family="text">
      <style:text-properties style:font-name="Arial1" fo:font-family="Arial" style:font-family-generic="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9T14:13:48.152088185</meta:creation-date>
    <dc:date>2017-09-15T13:30:38.278348362</dc:date>
    <meta:editing-duration>PT26M56S</meta:editing-duration>
    <meta:editing-cycles>8</meta:editing-cycles>
    <meta:generator>LibreOffice/5.3.1.2$Linux_X86_64 LibreOffice_project/30m0$Build-2</meta:generator>
    <meta:document-statistic meta:table-count="0" meta:image-count="0" meta:object-count="0" meta:page-count="6" meta:paragraph-count="54" meta:word-count="2202" meta:character-count="11988" meta:non-whitespace-character-count="9737"/>
  </office:meta>
</office:document-meta>
</file>